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0.236cm"/>
    </style:style>
    <style:style style:name="Table1.B" style:family="table-column">
      <style:table-column-properties style:column-width="3.805cm"/>
    </style:style>
    <style:style style:name="Table1.C" style:family="table-column">
      <style:table-column-properties style:column-width="0.991cm"/>
    </style:style>
    <style:style style:name="Table1.D" style:family="table-column">
      <style:table-column-properties style:column-width="0.965cm"/>
    </style:style>
    <style:style style:name="Table1.E" style:family="table-column">
      <style:table-column-properties style:column-width="1.064cm"/>
    </style:style>
    <style:style style:name="Table1.F" style:family="table-column">
      <style:table-column-properties style:column-width="1.51cm"/>
    </style:style>
    <style:style style:name="Table1.G" style:family="table-column">
      <style:table-column-properties style:column-width="2.143cm"/>
    </style:style>
    <style:style style:name="Table1.H" style:family="table-column">
      <style:table-column-properties style:column-width="0.312cm"/>
    </style:style>
    <style:style style:name="Table1.a" style:family="table-column">
      <style:table-column-properties style:column-width="0.355cm"/>
    </style:style>
    <style:style style:name="Table1.A1" style:family="table-cell">
      <style:table-cell-properties style:vertical-align="middle" fo:padding="0cm" fo:border="none"/>
    </style:style>
    <style:style style:name="Table1.G6" style:family="table-cell">
      <style:table-cell-properties style:vertical-align="middle" fo:padding-left="0cm" fo:padding-right="0.079cm" fo:padding-top="0cm" fo:padding-bottom="0cm" fo:border-left="none" fo:border-right="0.05pt solid #000000" fo:border-top="none" fo:border-bottom="none"/>
    </style:style>
    <style:style style:name="Table1.A16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1.A21" style:family="table-cell">
      <style:table-cell-properties style:vertical-align="middle" fo:background-color="#b6d7a8" fo:padding="0cm" fo:border="none">
        <style:background-image/>
      </style:table-cell-properties>
    </style:style>
    <style:style style:name="Table1.A41" style:family="table-cell">
      <style:table-cell-properties style:vertical-align="middle" fo:background-color="#6aa84f" fo:padding="0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d7f5a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  <style:text-properties fo:color="#f1c232"/>
    </style:style>
    <style:style style:name="P5" style:family="paragraph" style:parent-style-name="Table_20_Contents">
      <style:paragraph-properties fo:text-align="center" style:justify-single-word="false"/>
      <style:text-properties fo:color="#38761d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officeooo:rsid="000d7f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Razorpay payment gateway integration for Mobile and Desktop Web.</text:span><text:line-break/><text:span text:style-name="T1">2.Paytm payment gateway flow integration for Mobile and Desktop Web.</text:span><text:line-break/><text:span text:style-name="T1">3.Random suggestions from past orders or searches in homepage. (*SignIn required)</text:span><text:line-break/><text:span text:style-name="T1">4.Displaying of Machinery Videos in Details screen.</text:span><text:line-break/><text:span text:style-name="T1">5.Displaying of previous orders data(Quantity,Size etc) in Details Screen. (*SignIn required)</text:span><text:line-break/><text:span text:style-name="T1">6.Static shipment charges applicable text implementation.</text:span><text:line-break/><text:span text:style-name="T1">7.Product details tabs UI changes and new functionality changes.</text:span><text:line-break/><text:span text:style-name="T1">8.Remove unwanted Customer Care details in app</text:span><text:line-break/><text:span text:style-name="T1">9.Dynamic control of "CHAT NOW " button in details screen.</text:span><text:line-break/><text:span text:style-name="T1">10.Whatsapp Web integration (Not included in desktop web)</text:span><text:line-break/><text:span text:style-name="T1">11.Recently updated products to app UI (*SignIn required)</text:span><text:line-break/><text:span text:style-name="T1">12.CCAvenue issue with address.</text:span><text:line-break/><text:span text:style-name="T1">13.Product lists sorting according to stages.</text:span><text:line-break/><text:span text:style-name="T1">14.Dynamic control of payment options layout in checkout screen.</text:span><text:line-break/><text:span text:style-name="T1">15.AD-assist &amp; Best price for seed and product (API and UI) (*Not included in desktop web</text:span><text:line-break/><text:span text:style-name="T1">home page but included in inner pages)</text:span><text:line-break/><text:span text:style-name="T1">16.Customer Care page redesign</text:span><text:line-break/><text:span text:style-name="T1">17.Checkout screen redesign with Shpping UI changes</text:span><text:line-break/><text:span text:style-name="T1">18.Confirmation screen redesign</text:span><text:line-break/><text:span text:style-name="T1">19.3-step process representation</text:span><text:line-break/><text:span text:style-name="T1">20.Best price request UI and API functionality</text:span><text:line-break/><text:span text:style-name="T1">21.Search screen issues and changes</text:span><text:line-break/><text:span text:style-name="T1">22.View discliamer in product details page</text:span></text:p>
      <text:p text:style-name="P2"><text:span text:style-name="T1">1.Razorpay payment gateway integration for Mobile and Desktop Web.<text:line-break/>2.Paytm payment gateway flow integration for Mobile and Desktop Web.<text:line-break/>3.Random suggestions from past orders or searches in homepage. (*SignIn required)<text:line-break/>4.Displaying of Machinery Videos in Details screen.<text:line-break/>5.Displaying of previous orders data(Quantity,Size etc) in Details Screen. (*SignIn required)<text:line-break/>6.Static shipment charges applicable text implementation.<text:line-break/>7.Product details tabs UI changes and new functionality changes.<text:line-break/>8.Remove unwanted Customer Care details in app<text:line-break/>9.Dynamic control of "CHAT NOW " button in details screen.<text:line-break/>10.Whatsapp Web integration (Not included in desktop web)<text:line-break/>11.Recently updated products to app UI (*SignIn required)<text:line-break/>12.CCAvenue issue with address.<text:line-break/>13.Product lists sorting according to stages.<text:line-break/>14.Dynamic control of payment options layout in checkout screen.<text:line-break/>15.AD-assist &amp; Best price for seed and product (API and UI) (*Not included in desktop web<text:line-break/>home page but included in inner pages)<text:line-break/>16.Customer Care page redesign<text:line-break/>17.Checkout screen redesign with Shpping UI changes<text:line-break/>18.Confirmation screen redesign<text:line-break/>19.3-step process representation<text:line-break/>20.Best price request UI and API functionality<text:line-break/>21.Search screen issues and changes<text:line-break/>22.View discliamer in product details page1.Razorpay payment gateway integration for Mobile and Desktop Web.<text:line-break/>2.Paytm payment gateway flow integration for Mobile and Desktop Web.<text:line-break/>3.Random suggestions from past orders or searches in homepage. (*SignIn required)<text:line-break/></text:span><text:soft-page-break/><text:span text:style-name="T1">4.Displaying of Machinery Videos in Details screen.<text:line-break/>5.Displaying of previous orders data(Quantity,Size etc) in Details Screen. (*SignIn required)<text:line-break/>6.Static shipment charges applicable text implementation.<text:line-break/>7.Product details tabs UI changes and new functionality changes.<text:line-break/>8.Remove unwanted Customer Care details in app<text:line-break/>9.Dynamic control of "CHAT NOW " button in details screen.<text:line-break/>10.Whatsapp Web integration (Not included in desktop web)<text:line-break/>11.Recently updated products to app UI (*SignIn required)<text:line-break/>12.CCAvenue issue with address.<text:line-break/>13.Product lists sorting according to stages.<text:line-break/>14.Dynamic control of payment options layout in checkout screen.<text:line-break/>15.AD-assist &amp; Best price for seed and product (API and UI) (*Not included in desktop web<text:line-break/>home page but included in inner pages)<text:line-break/>16.Customer Care page redesign<text:line-break/>17.Checkout screen redesign with Shpping UI changes<text:line-break/>18.Confirmation screen redesign<text:line-break/>19.3-step process representation<text:line-break/>20.Best price request UI and API functionality<text:line-break/>21.Search screen issues and changes<text:line-break/>22.View discliamer in product details page1.Razorpay payment gateway integration for Mobile and Desktop Web.<text:line-break/>2.Paytm payment gateway flow integration for Mobile and Desktop Web.<text:line-break/>3.Random suggestions from past orders or searches in homepage. (*SignIn required)<text:line-break/>4.Displaying of Machinery Videos in Details screen.<text:line-break/>5.Displaying of previous orders data(Quantity,Size etc) in Details Screen. (*SignIn required)<text:line-break/>6.Static shipment charges applicable text implementation.<text:line-break/>7.Product details tabs UI changes and new functionality changes.<text:line-break/>8.Remove unwanted Customer Care details in app<text:line-break/>9.Dynamic control of "CHAT NOW " button in details screen.<text:line-break/>10.Whatsapp Web integration (Not included in desktop web)<text:line-break/>11.Recently updated products to app UI (*SignIn required)<text:line-break/>12.CCAvenue issue with address.<text:line-break/>13.Product lists sorting according to stages.<text:line-break/>14.Dynamic control of payment options layout in checkout screen.<text:line-break/>15.AD-assist &amp; Best price for seed and product (API and UI) (*Not included in desktop web<text:line-break/>home page but included in inner pages)<text:line-break/>16.Customer Care page redesign<text:line-break/>17.Checkout screen redesign with Shpping UI changes<text:line-break/>18.Confirmation screen redesign<text:line-break/>19.3-step process representation<text:line-break/>20.Best price request UI and API functionality<text:line-break/>21.Search screen issues and changes<text:line-break/>22.View discliamer in product details page1.Razorpay payment gateway integration for Mobile and Desktop Web.<text:line-break/>2.Paytm payment gateway flow integration for Mobile and Desktop Web.<text:line-break/>3.Random suggestions from past orders or searches in homepage. (*SignIn required)<text:line-break/>4.Displaying of Machinery Videos in Details screen.<text:line-break/>5.Displaying of previous orders data(Quantity,Size etc) in Details Screen. (*SignIn required)<text:line-break/></text:span><text:soft-page-break/><text:span text:style-name="T1">6.Static shipment charges applicable text implementation.<text:line-break/>7.Product details tabs UI changes and new functionality changes.<text:line-break/>8.Remove unwanted Customer Care details in app<text:line-break/>9.Dynamic control of "CHAT NOW " button in details screen.<text:line-break/>10.Whatsapp Web integration (Not included in desktop web)<text:line-break/>11.Recently updated products to app UI (*SignIn required)<text:line-break/>12.CCAvenue issue with address.<text:line-break/>13.Product lists sorting according to stages.<text:line-break/>14.Dynamic control of payment options layout in checkout screen.<text:line-break/>15.AD-assist &amp; Best price for seed and product (API and UI) (*Not included in desktop web<text:line-break/>home page but included in inner pages)<text:line-break/>16.Customer Care page redesign<text:line-break/>17.Checkout screen redesign with Shpping UI changes<text:line-break/>18.Confirmation screen redesign<text:line-break/>19.3-step process representation<text:line-break/>20.Best price request UI and API functionality<text:line-break/>21.Search screen issues and changes<text:line-break/>22.View discliamer in product details page1.Razorpay payment gateway integration for Mobile and Desktop Web.<text:line-break/>2.Paytm payment gateway flow integration for Mobile and Desktop Web.<text:line-break/>3.Random suggestions from past orders or searches in homepage. (*SignIn required)<text:line-break/>4.Displaying of Machinery Videos in Details screen.<text:line-break/>5.Displaying of previous orders data(Quantity,Size etc) in Details Screen. (*SignIn required)<text:line-break/>6.Static shipment charges applicable text implementation.<text:line-break/>7.Product details tabs UI changes and new functionality changes.<text:line-break/>8.Remove unwanted Customer Care details in app<text:line-break/>9.Dynamic control of "CHAT NOW " button in details screen.<text:line-break/>10.Whatsapp Web integration (Not included in desktop web)<text:line-break/>11.Recently updated products to app UI (*SignIn required)<text:line-break/>12.CCAvenue issue with address.<text:line-break/>13.Product lists sorting according to stages.<text:line-break/>14.Dynamic control of payment options layout in checkout screen.<text:line-break/>15.AD-assist &amp; Best price for seed and product (API and UI) (*Not included in desktop web<text:line-break/>home page but included in inner pages)<text:line-break/>16.Customer Care page redesign<text:line-break/>17.Checkout screen redesign with Shpping UI changes<text:line-break/>18.Confirmation screen redesign<text:line-break/>19.3-step process representation<text:line-break/>20.Best price request UI and API functionality<text:line-break/>21.Search screen issues and changes<text:line-break/>22.View discliamer in product details page1.Razorpay payment gateway integration for Mobile and Desktop Web.<text:line-break/>2.Paytm payment gateway flow integration for Mobile and Desktop Web.<text:line-break/>3.Random suggestions from past orders or searches in homepage. (*SignIn required)<text:line-break/>4.Displaying of Machinery Videos in Details screen.<text:line-break/>5.Displaying of previous orders data(Quantity,Size etc) in Details Screen. (*SignIn required)<text:line-break/>6.Static shipment charges applicable text implementation.<text:line-break/>7.Product details tabs UI changes and new functionality changes.<text:line-break/>8.Remove unwanted Customer Care details in app<text:line-break/></text:span><text:soft-page-break/><text:span text:style-name="T1">9.Dynamic control of "CHAT NOW " button in details screen.<text:line-break/>10.Whatsapp Web integration (Not included in desktop web)<text:line-break/>11.Recently updated products to app UI (*SignIn required)<text:line-break/>12.CCAvenue issue with address.<text:line-break/>13.Product lists sorting according to stages.<text:line-break/>14.Dynamic control of payment options layout in checkout screen.<text:line-break/>15.AD-assist &amp; Best price for seed and product (API and UI) (*Not included in desktop web<text:line-break/>home page but included in inner pages)<text:line-break/>16.Customer Care page redesign<text:line-break/>17.Checkout screen redesign with Shpping UI changes<text:line-break/>18.Confirmation screen redesign<text:line-break/>19.3-step process representation<text:line-break/>20.Best price request UI and API functionality<text:line-break/>21.Search screen issues and changes<text:line-break/>22.View discliamer in product details page1.Razorpay payment gateway integration for Mobile and Desktop Web.<text:line-break/>2.Paytm payment gateway flow integration for Mobile and Desktop Web.<text:line-break/>3.Random suggestions from past orders or searches in homepage. (*SignIn required)<text:line-break/>4.Displaying of Machinery Videos in Details screen.<text:line-break/>5.Displaying of previous orders data(Quantity,Size etc) in Details Screen. (*SignIn required)<text:line-break/>6.Static shipment charges applicable text implementation.<text:line-break/>7.Product details tabs UI changes and new functionality changes.<text:line-break/>8.Remove unwanted Customer Care details in app<text:line-break/>9.Dynamic control of "CHAT NOW " button in details screen.<text:line-break/>10.Whatsapp Web integration (Not included in desktop web)<text:line-break/>11.Recently updated products to app UI (*SignIn required)<text:line-break/>12.CCAvenue issue with address.<text:line-break/>13.Product lists sorting according to stages.<text:line-break/>14.Dynamic control of payment options layout in checkout screen.<text:line-break/>15.AD-assist &amp; Best price for seed and product (API and UI) (*Not included in desktop web<text:line-break/>home page but included in inner pages)<text:line-break/>16.Customer Care page redesign<text:line-break/>17.Checkout screen redesign with Shpping UI changes<text:line-break/>18.Confirmation screen redesign<text:line-break/>19.3-step process representation<text:line-break/>20.Best price request UI and API functionality<text:line-break/>21.Search screen issues and changes<text:line-break/>22.View discliamer in product details page1.Razorpay payment gateway integration for Mobile and Desktop Web.<text:line-break/>2.Paytm payment gateway flow integration for Mobile and Desktop Web.<text:line-break/>3.Random suggestions from past orders or searches in homepage. (*SignIn required)<text:line-break/>4.Displaying of Machinery Videos in Details screen.<text:line-break/>5.Displaying of previous orders data(Quantity,Size etc) in Details Screen. (*SignIn required)<text:line-break/>6.Static shipment charges applicable text implementation.<text:line-break/>7.Product details tabs UI changes and new functionality changes.<text:line-break/>8.Remove unwanted Customer Care details in app<text:line-break/>9.Dynamic control of "CHAT NOW " button in details screen.<text:line-break/>10.Whatsapp Web integration (Not included in desktop web)<text:line-break/>11.Recently updated products to app UI (*SignIn required)<text:line-break/></text:span><text:soft-page-break/><text:span text:style-name="T1">12.CCAvenue issue with address.<text:line-break/>13.Product lists sorting according to stages.<text:line-break/>14.Dynamic control of payment options layout in checkout screen.<text:line-break/>15.AD-assist &amp; Best price for seed and product (API and UI) (*Not included in desktop web<text:line-break/>home page but included in inner pages)<text:line-break/>16.Customer Care page redesign<text:line-break/>17.Checkout screen redesign with Shpping UI changes<text:line-break/>18.Confirmation screen redesign<text:line-break/>19.3-step process representation<text:line-break/>20.Best price request UI and API functionality<text:line-break/>21.Search screen issues and changes<text:line-break/>22.View discliamer in product details page1.Razorpay payment gateway integration for Mobile and Desktop Web.<text:line-break/>2.Paytm payment gateway flow integration for Mobile and Desktop Web.<text:line-break/>3.Random suggestions from past orders or searches in homepage. (*SignIn required)<text:line-break/>4.Displaying of Machinery Videos in Details screen.<text:line-break/>5.Displaying of previous orders data(Quantity,Size etc) in Details Screen. (*SignIn required)<text:line-break/>6.Static shipment charges applicable text implementation.<text:line-break/>7.Product details tabs UI changes and new functionality changes.<text:line-break/>8.Remove unwanted Customer Care details in app<text:line-break/>9.Dynamic control of "CHAT NOW " button in details screen.<text:line-break/>10.Whatsapp Web integration (Not included in desktop web)<text:line-break/>11.Recently updated products to app UI (*SignIn required)<text:line-break/>12.CCAvenue issue with address.<text:line-break/>13.Product lists sorting according to stages.<text:line-break/>14.Dynamic control of payment options layout in checkout screen.<text:line-break/>15.AD-assist &amp; Best price for seed and product (API and UI) (*Not included in desktop web<text:line-break/>home page but included in inner pages)<text:line-break/>16.Customer Care page redesign<text:line-break/>17.Checkout screen redesign with Shpping UI changes<text:line-break/>18.Confirmation screen redesign<text:line-break/>19.3-step process representation<text:line-break/>20.Best price request UI and API functionality<text:line-break/>21.Search screen issues and changes<text:line-break/>22.View discliamer in product details page1.Razorpay payment gateway integration for Mobile and Desktop Web.<text:line-break/>2.Paytm payment gateway flow integration for Mobile and Desktop Web.<text:line-break/>3.Random suggestions from past orders or searches in homepage. (*SignIn required)<text:line-break/>4.Displaying of Machinery Videos in Details screen.<text:line-break/>5.Displaying of previous orders data(Quantity,Size etc) in Details Screen. (*SignIn required)<text:line-break/>6.Static shipment charges applicable text implementation.<text:line-break/>7.Product details tabs UI changes and new functionality changes.<text:line-break/>8.Remove unwanted Customer Care details in app<text:line-break/>9.Dynamic control of "CHAT NOW " button in details screen.<text:line-break/>10.Whatsapp Web integration (Not included in desktop web)<text:line-break/>11.Recently updated products to app UI (*SignIn required)<text:line-break/>12.CCAvenue issue with address.<text:line-break/>13.Product lists sorting according to stages.<text:line-break/>14.Dynamic control of payment options layout in checkout screen.<text:line-break/></text:span><text:soft-page-break/><text:span text:style-name="T1">15.AD-assist &amp; Best price for seed and product (API and UI) (*Not included in desktop web<text:line-break/>home page but included in inner pages)<text:line-break/>16.Customer Care page redesign<text:line-break/>17.Checkout screen redesign with Shpping UI changes<text:line-break/>18.Confirmation screen redesign<text:line-break/>19.3-step process representation<text:line-break/>20.Best price request UI and API functionality<text:line-break/>21.Search screen issues and changes<text:line-break/>22.View discliamer in product details page1.Razorpay payment gateway integration for Mobile and Desktop Web.<text:line-break/>2.Paytm payment gateway flow integration for Mobile and Desktop Web.<text:line-break/>3.Random suggestions from past orders or searches in homepage. (*SignIn required)<text:line-break/>4.Displaying of Machinery Videos in Details screen.<text:line-break/>5.Displaying of previous orders data(Quantity,Size etc) in Details Screen. (*SignIn required)<text:line-break/>6.Static shipment charges applicable text implementation.<text:line-break/>7.Product details tabs UI changes and new functionality changes.<text:line-break/>8.Remove unwanted Customer Care details in app<text:line-break/>9.Dynamic control of "CHAT NOW " button in details screen.<text:line-break/>10.Whatsapp Web integration (Not included in desktop web)<text:line-break/>11.Recently updated products to app UI (*SignIn required)<text:line-break/>12.CCAvenue issue with address.<text:line-break/>13.Product lists sorting according to stages.<text:line-break/>14.Dynamic control of payment options layout in checkout screen.<text:line-break/>15.AD-assist &amp; Best price for seed and product (API and UI) (*Not included in desktop web<text:line-break/>home page but included in inner pages)<text:line-break/>16.Customer Care page redesign<text:line-break/>17.Checkout screen redesign with Shpping UI changes<text:line-break/>18.Confirmation screen redesign<text:line-break/>19.3-step process representation<text:line-break/>20.Best price request UI and API functionality<text:line-break/>21.Search screen issues and changes<text:line-break/>22.View discliamer in product details page1.Razorpay payment gateway integration for Mobile and Desktop Web.<text:line-break/>2.Paytm payment gateway flow integration for Mobile and Desktop Web.<text:line-break/>3.Random suggestions from past orders or searches in homepage. (*SignIn required)<text:line-break/>4.Displaying of Machinery Videos in Details screen.<text:line-break/>5.Displaying of previous orders data(Quantity,Size etc) in Details Screen. (*SignIn required)<text:line-break/>6.Static shipment charges applicable text implementation.<text:line-break/>7.Product details tabs UI changes and new functionality changes.<text:line-break/>8.Remove unwanted Customer Care details in app<text:line-break/>9.Dynamic control of "CHAT NOW " button in details screen.<text:line-break/>10.Whatsapp Web integration (Not included in desktop web)<text:line-break/>11.Recently updated products to app UI (*SignIn required)<text:line-break/>12.CCAvenue issue with address.<text:line-break/>13.Product lists sorting according to stages.<text:line-break/>14.Dynamic control of payment options layout in checkout screen.<text:line-break/>15.AD-assist &amp; Best price for seed and product (API and UI) (*Not included in desktop web<text:line-break/>home page but included in inner pages)</text:span></text:p>
      <text:p text:style-name="P2"><text:soft-page-break/><text:span text:style-name="T2">0</text:span><text:span text:style-name="T1"><text:line-break/>16.Customer Care page redesign<text:line-break/>17.Checkout screen redesign with Shpping UI changes<text:line-break/>18.Confirmation screen redesign<text:line-break/>19.3-step process representation<text:line-break/>20.Best price request UI and API functionality<text:line-break/>21.Search screen issues and changes<text:line-break/>22.View discliamer in product details page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----------------------------------------------------------------------------------------------------------------------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19"/>
        <table:table-column table:style-name="Table1.a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isplaying of Machinery Videos in Details screen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Working in Desktop Web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iv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Mobile web is slow in search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iv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isplaying of previous orders data(Quantity,Size etc) in Details Screen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howing for Desktop Web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ocal</text:p>
          </table:table-cell>
          <table:table-cell table:style-name="Table1.A1" office:value-type="string">
            <text:p text:style-name="P4">Cheked </text:p>
          </table:table-cell>
          <table:table-cell table:style-name="Table1.G6" office:value-type="string">
            <text:p text:style-name="Table_20_Contents">Need to cross check with tester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Orders not getting placed through Mobile Web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ocal</text:p>
          </table:table-cell>
          <table:table-cell table:style-name="Table1.A1" office:value-type="string">
            <text:p text:style-name="P5">Closed</text:p>
          </table:table-cell>
          <table:table-cell table:style-name="Table1.G6" office:value-type="string">
            <text:p text:style-name="Table_20_Contents">Redirection issue closed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tatic shipment charges applicable text implementation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Visible for both Mobile &amp; Desktop Web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iv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Product details tabs UI changes and new functionality changes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Remove unwanted Customer Care details in app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6" office:value-type="string">
            <text:p text:style-name="P3"/>
          </table:table-cell>
          <table:table-cell table:style-name="Table1.A16" office:value-type="string">
            <text:p text:style-name="Table_20_Contents">Removed from both Desktop &amp; Mobile Web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iv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ynamic control of "CHAT NOW " <text:soft-page-break/>button in details screen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Working for mobile web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iv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21" office:value-type="string">
            <text:p text:style-name="P3"/>
          </table:table-cell>
          <table:table-cell table:style-name="Table1.A21" office:value-type="string">
            <text:p text:style-name="Table_20_Contents">Whatsapp Web integration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No QR code is opening for Desktop Web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Recently updated products to app UI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When MRP changed updated in stor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iv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When Transaction fee changed Not updated in the store 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iv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When Deal Price changed Not updated in the store (Test Product1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ug</text:p>
          </table:table-cell>
          <table:table-cell table:style-name="Table1.A1" office:value-type="string">
            <text:p text:style-name="Table_20_Contents">liv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When product unpublished (Test Product) Not updated in the stor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iv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When product published (Test Product) updated in the stor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iv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CAvenue issue with address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Product lists sorting according to stages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Not listing according to stages in Desktop Web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ug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Not listing according to stages in Mobile Web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ug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3-step process representation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Working in both Mobile &amp; Desktop Web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41" office:value-type="string">
            <text:p text:style-name="P3"/>
          </table:table-cell>
          <table:table-cell table:style-name="Table1.A4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6" office:value-type="string">
            <text:p text:style-name="P3"/>
          </table:table-cell>
          <table:table-cell table:style-name="Table1.A16" office:value-type="string">
            <text:p text:style-name="Table_20_Contents">1.Razorpay payment gateway integration for Mobile and Desktop Web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6" office:value-type="string">
            <text:p text:style-name="P3"/>
          </table:table-cell>
          <table:table-cell table:style-name="Table1.A16" office:value-type="string">
            <text:p text:style-name="Table_20_Contents">2.Paytm payment gateway flow <text:soft-page-break/>integration for Mobile and Desktop Web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59:20.838684859</meta:creation-date>
    <meta:editing-duration>PT59S</meta:editing-duration>
    <meta:editing-cycles>2</meta:editing-cycles>
    <meta:generator>LibreOffice/6.0.7.3$Linux_X86_64 LibreOffice_project/00m0$Build-3</meta:generator>
    <dc:date>2020-05-13T18:00:12.102155068</dc:date>
    <meta:document-statistic meta:table-count="1" meta:image-count="0" meta:object-count="0" meta:page-count="9" meta:paragraph-count="52" meta:word-count="2470" meta:character-count="17835" meta:non-whitespace-character-count="15415"/>
  </office:meta>
</office:document-meta>
</file>